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0F5A63E1D55.png" manifest:media-type="image/png"/>
  <manifest:file-entry manifest:full-path="Pictures/1000000000000053000000A21A5B91FF.png" manifest:media-type="image/png"/>
  <manifest:file-entry manifest:full-path="Pictures/10000000000000F5000000BD55C26E78.png" manifest:media-type="image/png"/>
  <manifest:file-entry manifest:full-path="Pictures/10000000000002FB000000E647CFCECB.png" manifest:media-type="image/png"/>
  <manifest:file-entry manifest:full-path="Pictures/1000000000000115000000D76933B1BD.png" manifest:media-type="image/png"/>
  <manifest:file-entry manifest:full-path="Pictures/100000000000009900000095F8D90295.png" manifest:media-type="image/png"/>
  <manifest:file-entry manifest:full-path="Pictures/10000000000001330000007A002CBA7B.png" manifest:media-type="image/png"/>
  <manifest:file-entry manifest:full-path="Pictures/10000000000000DC00000058BDE9ECA8.png" manifest:media-type="image/png"/>
  <manifest:file-entry manifest:full-path="Pictures/100000000000034E000000E9516178A6.png" manifest:media-type="image/png"/>
  <manifest:file-entry manifest:full-path="Pictures/10000000000002E9000000DDA9C48B89.png" manifest:media-type="image/png"/>
  <manifest:file-entry manifest:full-path="Pictures/10000000000002F1000000DC8D3AF6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44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725cm" svg:x="1.117cm" svg:y="1.58cm">
          <draw:image xlink:href="Pictures/10000000000002FB000000E647CFCECB.png" xlink:type="simple" xlink:show="embed" xlink:actuate="onLoad" draw:mime-type="image/png">
            <text:p/>
          </draw:image>
        </draw:frame>
        <draw:frame draw:style-name="gr2" draw:text-style-name="P1" draw:layer="layout" svg:width="20.024cm" svg:height="3.953cm" svg:x="0.661cm" svg:y="8.794cm">
          <draw:image xlink:href="Pictures/1000000000000500000000F5A63E1D55.png" xlink:type="simple" xlink:show="embed" xlink:actuate="onLoad" draw:mime-type="image/png">
            <text:p/>
          </draw:image>
        </draw:frame>
        <draw:frame draw:style-name="gr1" draw:text-style-name="P1" draw:layer="layout" svg:width="7.433cm" svg:height="5.734cm" svg:x="8.489cm" svg:y="14.97cm">
          <draw:image xlink:href="Pictures/10000000000000F5000000BD55C26E78.png" xlink:type="simple" xlink:show="embed" xlink:actuate="onLoad" draw:mime-type="image/png">
            <text:p/>
          </draw:image>
        </draw:frame>
        <draw:frame draw:style-name="gr1" draw:text-style-name="P1" draw:layer="layout" svg:width="7.363cm" svg:height="5.715cm" svg:x="7.607cm" svg:y="22.272cm">
          <draw:image xlink:href="Pictures/1000000000000115000000D76933B1B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047cm" svg:height="3.941cm" svg:x="8.065cm" svg:y="2.456cm">
          <draw:image xlink:href="Pictures/100000000000009900000095F8D90295.png" xlink:type="simple" xlink:show="embed" xlink:actuate="onLoad" draw:mime-type="image/png">
            <text:p/>
          </draw:image>
        </draw:frame>
        <draw:frame draw:style-name="gr1" draw:text-style-name="P1" draw:layer="layout" svg:width="2.83cm" svg:height="5.525cm" svg:x="8.73cm" svg:y="9.255cm">
          <draw:image xlink:href="Pictures/1000000000000053000000A21A5B91FF.png" xlink:type="simple" xlink:show="embed" xlink:actuate="onLoad" draw:mime-type="image/png">
            <text:p/>
          </draw:image>
        </draw:frame>
        <draw:frame draw:style-name="gr1" draw:text-style-name="P1" draw:layer="layout" svg:width="8.789cm" svg:height="3.492cm" svg:x="6.213cm" svg:y="16.875cm">
          <draw:image xlink:href="Pictures/10000000000001330000007A002CBA7B.png" xlink:type="simple" xlink:show="embed" xlink:actuate="onLoad" draw:mime-type="image/png">
            <text:p/>
          </draw:image>
        </draw:frame>
        <draw:frame draw:style-name="gr1" draw:text-style-name="P1" draw:layer="layout" svg:width="8.201cm" svg:height="3.279cm" svg:x="6.234cm" svg:y="23.438cm">
          <draw:image xlink:href="Pictures/10000000000000DC00000058BDE9ECA8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602cm" svg:height="6.25cm" svg:x="0.8cm" svg:y="1.1cm">
          <draw:image xlink:href="Pictures/100000000000034E000000E9516178A6.png" xlink:type="simple" xlink:show="embed" xlink:actuate="onLoad" draw:mime-type="image/png">
            <text:p/>
          </draw:image>
        </draw:frame>
        <draw:frame draw:style-name="gr1" draw:text-style-name="P1" draw:layer="layout" svg:width="19.269cm" svg:height="5.715cm" svg:x="1.031cm" svg:y="10.525cm">
          <draw:image xlink:href="Pictures/10000000000002E9000000DDA9C48B89.png" xlink:type="simple" xlink:show="embed" xlink:actuate="onLoad" draw:mime-type="image/png">
            <text:p/>
          </draw:image>
        </draw:frame>
        <draw:frame draw:style-name="gr1" draw:text-style-name="P1" draw:layer="layout" svg:width="19.45cm" svg:height="5.682cm" svg:x="0.935cm" svg:y="21.035cm">
          <draw:image xlink:href="Pictures/10000000000002F1000000DC8D3AF63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8T18:55:43.717000000</meta:creation-date>
    <dc:date>2024-07-08T19:14:13.449000000</dc:date>
    <meta:editing-duration>PT6M59S</meta:editing-duration>
    <meta:editing-cycles>2</meta:editing-cycles>
    <meta:generator>LibreOffice/24.2.4.2$Windows_X86_64 LibreOffice_project/51a6219feb6075d9a4c46691dcfe0cd9c4fff3c2</meta:generator>
    <meta:print-date>2024-07-08T19:14:09.769000000</meta:print-date>
    <meta:document-statistic meta:object-count="11"/>
  </office:meta>
</office:document-meta>
</file>